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l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rtan Pl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4451,-76.741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4384,-76.74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4951,-76.742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lmst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2246,-76.740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pital Union Build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n Squa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ucational Activities Build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6083,-76.739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205282,-76.7423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kst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.199692,-76.7397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0:41:36.0592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9:44:15.655549000</meta:creation-date>
    <dc:date>2016-04-13T20:42:13.048454000</dc:date>
    <meta:editing-duration>PT4M22S</meta:editing-duration>
    <meta:editing-cycles>2</meta:editing-cycles>
    <meta:generator>LibreOffice/5.1.0.3$MacOSX_X86_64 LibreOffice_project/5e3e00a007d9b3b6efb6797a8b8e57b51ab1f737</meta:generator>
    <meta:document-statistic meta:table-count="1" meta:cell-count="60" meta:object-count="0"/>
  </office:meta>
</office:document-meta>
</file>